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6" style:family="paragraph" style:parent-style-name="Standard">
      <style:text-properties style:font-name="Nimbus Sans L" fo:font-size="12pt" officeooo:rsid="0020bac8" officeooo:paragraph-rsid="002eca40" style:font-size-asian="12pt" style:font-size-complex="12pt"/>
    </style:style>
    <style:style style:name="P7" style:family="paragraph" style:parent-style-name="Standard">
      <style:text-properties style:font-name="Nimbus Sans L" fo:font-size="12pt" officeooo:rsid="0020bac8" officeooo:paragraph-rsid="00301266" style:font-size-asian="12pt" style:font-size-complex="12pt"/>
    </style:style>
    <style:style style:name="P8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8abd" style:font-size-asian="12pt" style:font-size-complex="12pt"/>
    </style:style>
    <style:style style:name="P10" style:family="paragraph" style:parent-style-name="Standard">
      <style:text-properties style:font-name="Nimbus Sans L" fo:font-size="12pt" officeooo:rsid="0020bac8" officeooo:paragraph-rsid="00348035" style:font-size-asian="12pt" style:font-size-complex="12pt"/>
    </style:style>
    <style:style style:name="P11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Nimbus Sans L" fo:font-size="12pt" style:text-underline-style="solid" style:text-underline-width="auto" style:text-underline-color="font-color" officeooo:rsid="0020bac8" officeooo:paragraph-rsid="00227f69" style:font-size-asian="12pt" style:font-size-complex="12pt"/>
    </style:style>
    <style:style style:name="P15" style:family="paragraph" style:parent-style-name="Standard" style:list-style-name="L2">
      <style:text-properties style:font-name="Nimbus Sans L" fo:font-size="12pt" officeooo:rsid="0020bac8" officeooo:paragraph-rsid="0020bac8" style:font-size-asian="12pt" style:font-size-complex="12pt"/>
    </style:style>
    <style:style style:name="P16" style:family="paragraph" style:parent-style-name="Standard" style:list-style-name="L2">
      <style:text-properties style:font-name="Nimbus Sans L" fo:font-size="12pt" officeooo:rsid="0020bac8" officeooo:paragraph-rsid="002eca40" style:font-size-asian="12pt" style:font-size-complex="12pt"/>
    </style:style>
    <style:style style:name="P17" style:family="paragraph" style:parent-style-name="Footer">
      <style:paragraph-properties fo:text-align="end" style:justify-single-word="false"/>
      <style:text-properties style:font-name="Nimbus Sans 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ОТОКОЛ</text:p>
      <text:p text:style-name="P4">организационного собрания по созданию</text:p>
      <text:p text:style-name="P5">профсоюзной группы</text:p>
      <text:p text:style-name="P5">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/text:span></text:p>
      <text:p text:style-name="P12"/>
      <text:p text:style-name="P12"/>
      <text:p text:style-name="P11"><text:tab/><text:tab/><text:tab/></text:p>
      <text:p text:style-name="P1"><text:tab/>(дата)</text:p>
      <text:p text:style-name="P3"/>
      <text:p text:style-name="P3"/>
      <text:p text:style-name="P3">Место проведения: <text:span text:style-name="T1"><text:tab/><text:tab/><text:tab/><text:tab/><text:tab/><text:tab/><text:tab/><text:tab/><text:tab/><text:tab/><text:tab/></text:span></text:p>
      <text:p text:style-name="P3"/>
      <text:p text:style-name="P3"/>
      <text:p text:style-name="P3">Присутствовали:</text:p>
      <text:list xml:id="list7947959615539193451" text:style-name="L1"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  <text:list-item>
          <text:p text:style-name="P14"><text:s/><text:tab/><text:tab/><text:tab/><text:tab/><text:tab/><text:tab/><text:tab/><text:tab/></text:p>
        </text:list-item>
      </text:list>
      <text:p text:style-name="P3"/>
      <text:p text:style-name="P3"/>
      <text:p text:style-name="P3">Приглашены: </text:p>
      <text:p text:style-name="P3">Позняков М.М. – председатель БНП</text:p>
      <text:p text:style-name="P3"/>
      <text:p text:style-name="P3">Председатель собрания: <text:span text:style-name="T1"><text:tab/><text:tab/><text:tab/><text:tab/><text:tab/><text:tab/><text:tab/><text:tab/><text:tab/><text:tab/></text:span></text:p>
      <text:p text:style-name="P3">Секретарь собрания: <text:span text:style-name="T1"><text:tab/><text:tab/><text:tab/><text:tab/><text:tab/><text:tab/><text:tab/><text:tab/><text:tab/><text:tab/><text:tab/></text:span></text:p>
      <text:p text:style-name="P3">Голосовали: «за» - <text:span text:style-name="T1"><text:tab/></text:span>, «против» - <text:span text:style-name="T3"><text:tab/></text:span><text:span text:style-name="T1"><text:tab/></text:span>, «воздержались» - <text:span text:style-name="T1"><text:tab/></text:span>.</text:p>
      <text:p text:style-name="P3"/>
      <text:p text:style-name="P3"/>
      <text:p text:style-name="P3">ПОВЕСТКА <text:s/>ДНЯ:</text:p>
      <text:p text:style-name="P3">1. О создании профсоюзной группы.</text:p>
      <text:p text:style-name="P3">2. Выборы председателя профсоюзной группы.</text:p>
      <text:p text:style-name="P3">3. О наделении полномочиями 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3"><text:soft-page-break/>По первому вопросу</text:p>
      <text:p text:style-name="P3">СЛУШАЛИ: <text:span text:style-name="T1"><text:tab/><text:tab/><text:tab/><text:tab/><text:tab/><text:tab/><text:tab/> <text:s text:c="4"/></text:span><text:s/>о создании профсоюзной группы.</text:p>
      <text:p text:style-name="P3"/>
      <text:p text:style-name="P3">ПОСТАНОВИЛИ:</text:p>
      <text:list xml:id="list6543218091479928818" text:style-name="L2">
        <text:list-item>
          <text:p text:style-name="P15">Создать профсоюзную группу работников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/text:span> (далее по тексту – профгруппа БНП <text:span text:style-name="T1"><text:tab/><text:tab/><text:tab/><text:tab/><text:tab/><text:tab/><text:tab/><text:tab/><text:tab/><text:tab/> <text:s text:c="7"/></text:span>).</text:p>
          <text:p text:style-name="P15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5">Зарегистрировать профсоюзную группу в Исполнительном бюро БНП в соответствии с п. 2.1.1. Положения о профсоюзном строительстве и финансово-хозяйственной деятельности профсоюзных организаций БНП.</text:p>
          <text:p text:style-name="P1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5">В своей деятельности руководствоваться уставом Белорусского Независимого профсоюза.</text:p>
          <text:p text:style-name="P1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</text:list>
      <text:p text:style-name="P3"/>
      <text:p text:style-name="P3"/>
      <text:p text:style-name="P3">По второму вопросу</text:p>
      <text:p text:style-name="P3">СЛУШАЛИ: <text:span text:style-name="T1"><text:tab/><text:tab/><text:tab/><text:tab/><text:tab/><text:tab/> <text:s text:c="3"/></text:span><text:s/>об избрании председателя профгруппы.</text:p>
      <text:p text:style-name="P9"/>
      <text:p text:style-name="P9">ВЫСТУПИЛИ:</text:p>
      <text:p text:style-name="P9"><text:span text:style-name="T1"><text:tab/><text:tab/><text:tab/><text:tab/><text:tab/><text:tab/><text:tab/><text:tab/><text:tab/><text:tab/><text:tab/><text:tab/><text:tab/><text:tab/></text:span> предложили избрать председателем <text:span text:style-name="T1"><text:tab/><text:tab/><text:tab/><text:tab/><text:tab/><text:tab/><text:tab/> <text:s text:c="9"/></text:span>.</text:p>
      <text:p text:style-name="P3"/>
      <text:p text:style-name="P3">ПОСТАНОВИЛИ: </text:p>
      <text:p text:style-name="P6">Избрать председателем профгруппы БНП <text:span text:style-name="T1"><text:tab/><text:tab/><text:tab/><text:tab/><text:tab/><text:tab/><text:tab/> <text:s text:c="9"/></text:span>.</text:p>
      <text:p text:style-name="P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3"/>
      <text:p text:style-name="P3"/>
      <text:p text:style-name="P3">По третьему вопросу</text:p>
      <text:p text:style-name="P10">ПОСТАНОВИЛИ:</text:p>
      <text:p text:style-name="P10">Наделить полномочиями председателя профгруппы БНП <text:span text:style-name="T1"><text:tab/><text:tab/><text:tab/><text:tab/><text:tab/> </text:span>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 <text:s text:c="9"/></text:span>.</text:p>
      <text:p text:style-name="P7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3"/>
      <text:p text:style-name="P3"/>
      <text:p text:style-name="P8">Председател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  <text:p text:style-name="P3"/>
      <text:p text:style-name="P8">Секретар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8T22:51:52.687324890</dc:date>
    <meta:editing-duration>PT45M49S</meta:editing-duration>
    <meta:editing-cycles>29</meta:editing-cycles>
    <meta:generator>LibreOffice/5.2.7.2$Linux_X86_64 LibreOffice_project/20m0$Build-2</meta:generator>
    <meta:document-statistic meta:table-count="0" meta:image-count="0" meta:object-count="0" meta:page-count="2" meta:paragraph-count="54" meta:word-count="243" meta:character-count="2232" meta:non-whitespace-character-count="1646"/>
  </office:meta>
</office:document-meta>
</file>